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0ae995" officeooo:paragraph-rsid="000ae995" style:font-size-asian="18pt" style:font-size-complex="18pt"/>
    </style:style>
    <style:style style:name="P2" style:family="paragraph" style:parent-style-name="Standard">
      <style:paragraph-properties fo:text-align="start" style:justify-single-word="false"/>
      <style:text-properties fo:font-size="18pt" officeooo:rsid="000ae995" officeooo:paragraph-rsid="000ae995" style:font-size-asian="18pt" style:font-size-complex="18pt"/>
    </style:style>
    <style:style style:name="P3" style:family="paragraph" style:parent-style-name="Standard">
      <style:paragraph-properties fo:text-align="start" style:justify-single-word="false"/>
      <style:text-properties fo:font-size="12pt" officeooo:rsid="000ae995" officeooo:paragraph-rsid="000ae995" style:font-size-asian="10.5pt" style:font-size-complex="12pt"/>
    </style:style>
    <style:style style:name="P4" style:family="paragraph" style:parent-style-name="Standard">
      <style:paragraph-properties fo:text-align="start" style:justify-single-word="false"/>
      <style:text-properties officeooo:paragraph-rsid="000ae995"/>
    </style:style>
    <style:style style:name="P5" style:family="paragraph" style:parent-style-name="Standard">
      <style:paragraph-properties fo:text-align="start" style:justify-single-word="false"/>
      <style:text-properties officeooo:paragraph-rsid="000ea023"/>
    </style:style>
    <style:style style:name="T1" style:family="text">
      <style:text-properties officeooo:rsid="000ae995"/>
    </style:style>
    <style:style style:name="T2" style:family="text">
      <style:text-properties fo:font-size="12pt" officeooo:rsid="000ae995" style:font-size-asian="10.5pt" style:font-size-complex="12pt"/>
    </style:style>
    <style:style style:name="T3" style:family="text">
      <style:text-properties officeooo:rsid="000ea023"/>
    </style:style>
    <style:style style:name="gr1" style:family="graphic">
      <style:graphic-properties style:run-through="foreground" style:wrap="run-through" style:number-wrapped-paragraphs="no-limit" style:vertical-pos="from-top" style:vertical-rel="paragraph-content" style:horizontal-pos="from-left" style:horizontal-rel="paragraph-cont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ge du portfolio</text:p>
      <text:p text:style-name="P2"/>
      <text:p text:style-name="P3"/>
      <text:p text:style-name="P3"/>
      <text:p text:style-name="P3">Contexte de la mission:</text:p>
      <text:p text:style-name="P3"><text:tab/>Vous travaillez en tant que technicien développeur junior pour l’ESN InfoTech Services 86 qui vient de remporter le marché pour différentes interventions au sein du réseau MediaTek86, dont certaines dans le domaine du développement d'application.</text:p>
      <text:p text:style-name="P3"/>
      <text:p text:style-name="P4"><text:span text:style-name="T2">Dépot distant: </text:span><text:a xlink:type="simple" xlink:href="https://github.com/CNED-Cha-C/cned-slam" text:style-name="Internet_20_link" text:visited-style-name="Visited_20_Internet_20_Link"><text:span text:style-name="T2">https://github.com/CNED-Cha-C/cned-slam</text:span></text:a></text:p>
      <text:p text:style-name="P4"><text:span text:style-name="T1">Documentation technique: </text:span><text:a xlink:type="simple" xlink:href="https://github.com/CNED-Cha-C/cned-slam/blob/main/Documentation%20technique.pdf" text:style-name="Internet_20_link" text:visited-style-name="Visited_20_Internet_20_Link"><text:span text:style-name="T1">https://github.com/CNED-Cha-C/cned-slam/blob/main/Documentation technique.pdf</text:span></text:a></text:p>
      <text:p text:style-name="P4"><text:span text:style-name="T1">Compte rendu: </text:span><text:a xlink:type="simple" xlink:href="https://github.com/CNED-Cha-C/cned-slam/blob/main/Compte%20rendu.pdf" text:style-name="Internet_20_link" text:visited-style-name="Visited_20_Internet_20_Link"><text:span text:style-name="T1">https://github.com/CNED-Cha-C/cned-slam/blob/main/Compte rendu.pdf</text:span></text:a></text:p>
      <text:p text:style-name="P5"><text:span text:style-name="T3">Vidéo démonstrative: </text:span><text:a xlink:type="simple" xlink:href="https://github.com/CNED-Cha-C/cned-slam/blob/main/Video%20demonstrative.mov" text:style-name="Internet_20_link" text:visited-style-name="Visited_20_Internet_20_Link"><text:span text:style-name="T3">https://github.com/CNED-Cha-C/cned-slam/blob/main/Video demonstrative.mov</text:span></text:a></text:p>
      <text:p text:style-name="P4"><draw:frame text:anchor-type="paragraph" draw:z-index="0" draw:style-name="gr1" svg:width="19.049cm" svg:height="15.239cm" svg:x="-0.728cm" svg:y="1.244cm"><draw:plugin xlink:href="../../../../../../PC-CHA~1/DOCUME~1/_COURS~1/1EREAN~1/DOSSIE~1/VIDEOD~1.AVI" xlink:type="simple" xlink:show="embed" xlink:actuate="onLoad" draw:mime-type="application/vnd.sun.star.media"><draw:param draw:name="Loop" draw:value="false"/><draw:param draw:name="Mute" draw:value="false"/><draw:param draw:name="VolumeDB" draw:value="0"/><draw:param draw:name="Zoom" draw:value="fit"/></draw:plugin></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M11S</meta:editing-duration>
    <meta:editing-cycles>4</meta:editing-cycles>
    <meta:generator>LibreOffice/5.2.6.2$Windows_x86 LibreOffice_project/a3100ed2409ebf1c212f5048fbe377c281438fdc</meta:generator>
    <dc:date>2021-06-04T21:15:31.140000000</dc:date>
    <meta:document-statistic meta:table-count="0" meta:image-count="0" meta:object-count="0" meta:page-count="1" meta:paragraph-count="7" meta:word-count="57" meta:character-count="617" meta:non-whitespace-character-count="566"/>
    <meta:user-defined meta:name="Info 1"/>
    <meta:user-defined meta:name="Info 2"/>
    <meta:user-defined meta:name="Info 3"/>
    <meta:user-defined meta:name="Info 4"/>
  </office:meta>
</office:document-meta>
</file>